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ReproTests.getExpression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9486_multiplyFloatWith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PropertyAccessor.getSpecificTarget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20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yAccessor.read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0091_primitiveTe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ReproTests.testCompiledExpressionForProxy_SPR1619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oleanHolder.isPrimitiv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greaterThanWithNulls_SPR78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tem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.foo( long ...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ReproTests.SPR103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10486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949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pelReproTests.SPR114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ReproTests.SPR10091_simpleTe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ReproTests.elvis_SPR7209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pelReproTests.SPR128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elReproTests.SPR58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istOf.ListOf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or.canRead( EvaluationContext context , Object targe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0091_simpleTestValu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ReproTests.SPR125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lReproTests.SPR9486_floatDivideBy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ReproTests.SPR10146_malformed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elReproTests.SPR9486_addFloatWith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ReproTests.SPR9486_addFloatWith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ReproTests.checkTemplateParsingError( String expression , String expect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142.is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doubleArrayCoerc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checkTemplateParsing( String expression , String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X.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sionPriority2.getX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Object.getThird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getExpressio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lass.BeanClass( ListOf ...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61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5899Class.tryToInvokeWithNull2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lass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.foo( boolean ...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Util.foo( short ...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Implementation.setProperty(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9486_subtractFloatWith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5899Class.tryToInvokeWithNull(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9486_multiplyFloatWith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oLists.newArrayList( Object ...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9486_floatEqDoubleUnaryMin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Object.getFirs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getMethods( Class &lt; ?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ReproTests.doubleCoerc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445Class.resolve( EvaluationContext context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NPE_SPR56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toArray( 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nestedProperties_SPR69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checkTemplateParsingError( String expression , ParserContext context , String expected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elReproTests.SPR9486_floatModulus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ReproTests.NPE_SPR56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istOf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anceEnforcer.from( Object 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9486_floatEq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ReproTests.SPR9486_floatLessThanOrEqual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lectionUtil.bar( int ...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sionPriority1.getX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91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tanceEnforcer.from( Number 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reservedWords_SPR82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pelReproTests.SPR101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PropertyAccessor.canWrite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beanResolu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pelReproTests.mapOfMap_SPR72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pelReproTests.dollarPrefixedIdentifier_SPR710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VarargsReceiver.process( String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customStaticFunctions_SPR9038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pelReproTests.indexingAsAPropertyAccess_SPR6968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5899Class.Spr5899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elReproTests.SPR9486_floatGreaterThan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is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.foo( double ...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Accessor.write( EvaluationContext context , Object target , String nam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.foo( char ...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ReproTests.SPR104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pelReproTests.dollar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lReproTests.doTestSpr10146( String expression , String expect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Accessor.canWrite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rver.reservedWords_SPR82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.foo( byte ...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tanceEnforcer.from( Integer 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39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Summary.ResourceSum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rivateClassWithGetter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( int index , Item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doll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lReproTests.SWF10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5899Class.Spr5899Class( Integer i , String ...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tem.add( Item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.foo( int ...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lass2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Implementation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reservedWordProperties_SPR98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checkTemplateParsing( String expression , ParserContext context , String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sionPriority2.getX( Numb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Resolver.resolve( EvaluationContext context , String bean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elReproTests.propertyAccessOnNullTarget_SPR56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add( int index , Item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remove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30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stPropertyAccessor.TestPropertyAccessor( String ma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5899Clas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Locator.findType( String 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o2.execut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25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lass2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ReproTests.SPR9486_floatFunc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elReproTests.SPR9486_floatPower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ReproTests.SPR9486_floatGreaterThanOrEqual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ReproTests.SPR9486_floatEqFloatUnaryMin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10486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Holder.setSimpleProperty( Boolean simple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5899Class.tryToInvokeWithNull3( Integer value , String ... str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elReproTests.SPR9994_bridg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elReproTests.SPR9486_floatGreaterThanEqual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ReproTests.SPR9486_floatLessThan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.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9486_subtractFloatWith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ReproTests.varargsAgainstProxy_SPR1612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elReproTests.SPR58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.retain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3055_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elReproTests.propertyAccessorOrder_SPR82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elReproTests.SPR97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elReproTests.SPR9486_floatEq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28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lReproTests.SPR9486_floatDivideBy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lectionUtil.methodToCall( T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Accessor.read( EvaluationContext context , Object targe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Holder.isSimp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or.write( EvaluationContext context , Object target , String nam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9486_floatLessThanOrEqual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leanHolder.setPrimitiveProperty( boolean primitive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last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04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PR9486_FunctionsClass.abs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projectionTypeDescriptors_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.I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elReproTests.SPR10162_onlyBridg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Object.getFourt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9486_floatLessThan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Object.getSecond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eningPrimitiveConversion.getX( lo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indexingAsAPropertyAccess_SPR6968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elReproTests.indexingAsAPropertyAccess_SPR6968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elReproTests.AccessingFactoryBean_spr95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pelReproTests.indexingAsAPropertyAccess_SPR6968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1445_si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ReproTests.varargsAndPrimitives_SPR81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PR9486_FunctionsClass.abs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445Class.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9486_floatModulus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oLists.newArrayList( Iterable &lt; T &gt; iter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listIterat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160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lReproTests.SPR9486_floatPower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ReproTests.projectionTypeDescriptors_3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lass2.TestClass2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yAccessor.getMap( Objec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CC.metho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.setPayload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04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elReproTests.SPR10091_primitiveTestValu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ReproTests.SPR9486_floatGreaterThan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11445Class.echo( int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02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ReproTests.SPR9486_floatNotEq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ReproTests.wideningPrimitiveConversion_SPR82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elReproTests.conversionPriority_SPR82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tem.addAll( int index , Collection &lt; ? extends Item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ies.Tes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ReproTests.SPR160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lReproTests.SPR9486_floatNotEq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ReproTests.SPR58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pelReproTests.elvis_SPR7209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oo.setKe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5905_InnerType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Summary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yAccessor.canRead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addAll( Collection &lt; ? extends Item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indexingAsAPropertyAccess_SPR6968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r5899Class.Spr5899Class(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erver.getRe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0417_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versionPriority1.getX( Numb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SPR11445_bean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ReproTests.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textObject.Con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lectionUtil.foo( float ...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ReproTests.SPR111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.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Accessor.getSpecificTarget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contains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ReproTests.projectionTypeDescriptors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elReproTests.SPR113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.ru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